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Mono" svg:font-family="'Fira Mono', 'Source Code Pro', monospace"/>
    <style:font-face style:name="Fira Sans" svg:font-family="'Fira Sans', 'Source Sans Pro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list-style-name="L1"/>
    <style:style style:name="P3" style:family="paragraph" style:list-style-name="L2"/>
    <style:style style:name="P4" style:family="paragraph" style:list-style-name="L3"/>
    <style:style style:name="T1" style:family="text">
      <style:text-properties fo:font-variant="normal" fo:text-transform="none" style:font-name="Fira Mono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Fira Mono" fo:font-size="10.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336699" style:text-line-through-style="none" style:font-name="Fira Sans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336699" style:text-line-through-style="none" style:font-name="Fira Mono" fo:font-size="12pt" fo:letter-spacing="-0.026cm" fo:font-style="normal" style:text-underline-style="none" fo:font-weight="normal" style:text-blinking="false"/>
    </style:style>
    <style:style style:name="T6" style:family="text">
      <style:text-properties fo:font-variant="normal" fo:text-transform="none" fo:color="#336699" style:font-name="Fira Mono" fo:font-size="12pt" fo:letter-spacing="-0.026cm" fo:font-style="normal" fo:font-weight="normal"/>
    </style:style>
    <style:style style:name="T7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8" style:family="text">
      <style:text-properties fo:font-variant="normal" fo:text-transform="none" fo:color="#669933" style:font-name="Fira Mono" fo:font-size="12pt" fo:letter-spacing="-0.026cm" fo:font-style="normal" fo:font-weight="normal"/>
    </style:style>
    <style:style style:name="T9" style:family="text">
      <style:text-properties fo:font-variant="normal" fo:text-transform="none" fo:color="#737373" fo:letter-spacing="-0.026cm"/>
    </style:style>
    <style:style style:name="T10" style:family="text">
      <style:text-properties fo:font-variant="normal" fo:text-transform="none" fo:color="#737373" style:font-name="Fira Mono" fo:font-size="12pt" fo:letter-spacing="-0.026cm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</text:p>
      <text:p text:style-name="Standard"/>
      <text:p text:style-name="Standard">inclusion conditionelle</text:p>
      <text:p text:style-name="P1"><text:span text:style-name="T1">&lt;?php if ($expression == true): ?&gt;<text:line-break/></text:span><text:span text:style-name="T3">  </text:span><text:span text:style-name="T2">Ceci sera affiché si l'expression est vrai.</text:span><text:line-break/><text:span text:style-name="T1">&lt;?php else: ?&gt;<text:line-break/></text:span><text:span text:style-name="T3">  </text:span><text:span text:style-name="T2">Sinon, ceci sera affiché.</text:span><text:line-break/><text:span text:style-name="T1">&lt;?php endif; ?&gt;</text:span> </text:p>
      <text:p text:style-name="P1"/>
      <text:p text:style-name="P1">raccourci de la balise php</text:p>
      <text:p text:style-name="P1">&lt;?= ... ?&gt;</text:p>
      <text:p text:style-name="P1"/>
      <text:p text:style-name="P1">10 types basiques</text:p>
      <text:p text:style-name="Text_20_body">boolean</text:p>
      <text:list xml:id="list130465288323686147" text:style-name="L1">
        <text:list-item>
          <text:p>integer</text:p>
        </text:list-item>
        <text:list-item>
          <text:p>float (nombre à virgule flottante, i.e. double)</text:p>
        </text:list-item>
        <text:list-item>
          <text:p>string</text:p>
        </text:list-item>
      </text:list>
      <text:list xml:id="list36935390261354472" text:style-name="L2">
        <text:list-item>
          <text:p>array</text:p>
        </text:list-item>
        <text:list-item>
          <text:p>object</text:p>
        </text:list-item>
        <text:list-item>
          <text:p>callable</text:p>
        </text:list-item>
        <text:list-item>
          <text:p>iterable</text:p>
        </text:list-item>
      </text:list>
      <text:list xml:id="list1647147534113590931" text:style-name="L3">
        <text:list-item>
          <text:p>resource</text:p>
        </text:list-item>
        <text:list-item>
          <text:p>NULL</text:p>
        </text:list-item>
      </text:list>
      <text:p text:style-name="Standard">forcer le changement de type</text:p>
      <text:p text:style-name="Standard">settype(var:any, type:string ):bool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Mono" svg:font-family="'Fira Mono', 'Source Code Pro', monospace"/>
    <style:font-face style:name="Fira Sans" svg:font-family="'Fira Sans', 'Source Sans Pro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06-28T19:43:25.58</meta:creation-date>
    <meta:document-statistic meta:table-count="0" meta:image-count="0" meta:object-count="0" meta:page-count="1" meta:paragraph-count="18" meta:word-count="70" meta:character-count="400"/>
    <dc:date>2018-06-28T19:51:45.58</dc:date>
    <dc:creator>bastien </dc:creator>
    <meta:editing-duration>PT8M22S</meta:editing-duration>
    <meta:editing-cycles>1</meta:editing-cycles>
    <meta:generator>OpenOffice/4.1.0$Win32 OpenOffice.org_project/410m18$Build-9764</meta:generator>
  </office:meta>
</office:document-meta>
</file>